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</style:style>
    <style:style style:name="T439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28528566BR</text:p>
        </text:list-item>
        <text:list-item>
          <text:p text:style-name="P305">AK227146923BR</text:p>
        </text:list-item>
        <text:list-item>
          <text:p text:style-name="P306">AK228992669BR</text:p>
        </text:list-item>
        <text:list-item>
          <text:p text:style-name="P307">AA189886357BR</text:p>
        </text:list-item>
        <text:list-item>
          <text:p text:style-name="P308">AK228106948BR</text:p>
        </text:list-item>
        <text:list-item>
          <text:p text:style-name="P309">AA190937515BR</text:p>
        </text:list-item>
        <text:list-item>
          <text:p text:style-name="P310">AK228352436BR</text:p>
        </text:list-item>
        <text:list-item>
          <text:p text:style-name="P311">AA190616578BR</text:p>
        </text:list-item>
        <text:list-item>
          <text:p text:style-name="P312">AA191843528BR</text:p>
        </text:list-item>
        <text:list-item>
          <text:p text:style-name="P313">AA192772916BR</text:p>
        </text:list-item>
        <text:list-item>
          <text:p text:style-name="P314">AA192221992BR</text:p>
        </text:list-item>
        <text:list-item>
          <text:p text:style-name="P315">AK229496992BR</text:p>
        </text:list-item>
        <text:list-item>
          <text:p text:style-name="P316">AK228419209BR</text:p>
        </text:list-item>
        <text:list-item>
          <text:p text:style-name="P317">AA191593887BR</text:p>
        </text:list-item>
        <text:list-item>
          <text:p text:style-name="P318">AK228420604BR</text:p>
        </text:list-item>
        <text:list-item>
          <text:p text:style-name="P319">AA190061533BR</text:p>
        </text:list-item>
        <text:list-item>
          <text:p text:style-name="P320">AK227409766BR</text:p>
        </text:list-item>
        <text:list-item>
          <text:p text:style-name="P321">AA190067187BR</text:p>
        </text:list-item>
        <text:list-item>
          <text:p text:style-name="P322">AK227736987BR</text:p>
        </text:list-item>
        <text:list-item>
          <text:p text:style-name="P323">AA192707617BR</text:p>
        </text:list-item>
        <text:list-item>
          <text:p text:style-name="P324">AK228436900BR</text:p>
        </text:list-item>
        <text:list-item>
          <text:p text:style-name="P325">AK227872735BR</text:p>
        </text:list-item>
        <text:list-item>
          <text:p text:style-name="P326">AK227779608BR</text:p>
        </text:list-item>
        <text:list-item>
          <text:p text:style-name="P327">AK227136943BR</text:p>
        </text:list-item>
        <text:list-item>
          <text:p text:style-name="P328">AA191333710BR</text:p>
        </text:list-item>
        <text:list-item>
          <text:p text:style-name="P329">AA191301601BR</text:p>
        </text:list-item>
        <text:list-item>
          <text:p text:style-name="P330">AA191159741BR</text:p>
        </text:list-item>
        <text:list-item>
          <text:p text:style-name="P331">AK228522807BR</text:p>
        </text:list-item>
        <text:list-item>
          <text:p text:style-name="P332">AK228950743BR</text:p>
        </text:list-item>
        <text:list-item>
          <text:p text:style-name="P333">AA190893911BR</text:p>
        </text:list-item>
        <text:list-item>
          <text:p text:style-name="P334">AK228655397BR</text:p>
        </text:list-item>
        <text:list-item>
          <text:p text:style-name="P335">AA191596424BR</text:p>
        </text:list-item>
        <text:list-item>
          <text:p text:style-name="P336">AA192161295BR</text:p>
        </text:list-item>
        <text:list-item>
          <text:p text:style-name="P337">AK226854069BR</text:p>
        </text:list-item>
        <text:list-item>
          <text:p text:style-name="P338">AK227137127BR</text:p>
        </text:list-item>
        <text:list-item>
          <text:p text:style-name="P339">AA190979025BR</text:p>
        </text:list-item>
        <text:list-item>
          <text:p text:style-name="P340">AK228357827BR</text:p>
        </text:list-item>
        <text:list-item>
          <text:p text:style-name="P341">AA191390898BR</text:p>
        </text:list-item>
        <text:list-item>
          <text:p text:style-name="P342">AK227297795BR</text:p>
        </text:list-item>
        <text:list-item>
          <text:p text:style-name="P343">AA190929987BR</text:p>
        </text:list-item>
        <text:list-item>
          <text:p text:style-name="P344">AK227590743BR</text:p>
        </text:list-item>
        <text:list-item>
          <text:p text:style-name="P345">AK227743529BR</text:p>
        </text:list-item>
        <text:list-item>
          <text:p text:style-name="P346">AK227597185BR</text:p>
        </text:list-item>
        <text:list-item>
          <text:p text:style-name="P347">AA190078729BR</text:p>
        </text:list-item>
        <text:list-item>
          <text:p text:style-name="P348">AK227994535BR</text:p>
        </text:list-item>
        <text:list-item>
          <text:p text:style-name="P349">AA190897900BR</text:p>
        </text:list-item>
        <text:list-item>
          <text:p text:style-name="P350">AK227684661BR</text:p>
        </text:list-item>
        <text:list-item>
          <text:p text:style-name="P351">AA192094052BR</text:p>
        </text:list-item>
        <text:list-item>
          <text:p text:style-name="P352">AK229314054BR</text:p>
        </text:list-item>
        <text:list-item>
          <text:p text:style-name="P353">AA191948293BR</text:p>
        </text:list-item>
        <text:list-item>
          <text:p text:style-name="P354">AK228536240BR</text:p>
        </text:list-item>
        <text:list-item>
          <text:p text:style-name="P355">AK228418764BR</text:p>
        </text:list-item>
        <text:list-item>
          <text:p text:style-name="P356">AA191282641BR</text:p>
        </text:list-item>
        <text:list-item>
          <text:p text:style-name="P357">AA191347807BR</text:p>
        </text:list-item>
        <text:list-item>
          <text:p text:style-name="P358">AA191203051BR</text:p>
        </text:list-item>
        <text:list-item>
          <text:p text:style-name="P359">AK228518144BR</text:p>
        </text:list-item>
        <text:list-item>
          <text:p text:style-name="P360">AA191273582BR</text:p>
        </text:list-item>
        <text:list-item>
          <text:p text:style-name="P361">AA192209104BR</text:p>
        </text:list-item>
        <text:list-item>
          <text:p text:style-name="P362">AK229945395BR</text:p>
        </text:list-item>
        <text:list-item>
          <text:p text:style-name="P363">AK229001847BR</text:p>
        </text:list-item>
        <text:list-item>
          <text:p text:style-name="P364">AK227068112BR</text:p>
        </text:list-item>
        <text:list-item>
          <text:p text:style-name="P365">AA190028807BR</text:p>
        </text:list-item>
        <text:list-item>
          <text:p text:style-name="P366">AK109990013BR</text:p>
        </text:list-item>
        <text:list-item>
          <text:p text:style-name="P367">AA190209628BR</text:p>
        </text:list-item>
        <text:list-item>
          <text:p text:style-name="P368">AA192023484BR</text:p>
        </text:list-item>
        <text:list-item>
          <text:p text:style-name="P369">AK229441866BR</text:p>
        </text:list-item>
        <text:list-item>
          <text:p text:style-name="P370">AK230198483BR</text:p>
        </text:list-item>
        <text:list-item>
          <text:p text:style-name="P371">AK228287817BR</text:p>
        </text:list-item>
        <text:list-item>
          <text:p text:style-name="P372">AA190138056BR</text:p>
        </text:list-item>
        <text:list-item>
          <text:p text:style-name="P373">AK228443389BR</text:p>
        </text:list-item>
        <text:list-item>
          <text:p text:style-name="P374">AA193731780BR</text:p>
        </text:list-item>
        <text:list-item>
          <text:p text:style-name="P375">AA190748070BR</text:p>
        </text:list-item>
        <text:list-item>
          <text:p text:style-name="P376">AA190897710BR</text:p>
        </text:list-item>
        <text:list-item>
          <text:p text:style-name="P377">AA191254141BR</text:p>
        </text:list-item>
        <text:list-item>
          <text:p text:style-name="P378">AK228639638BR</text:p>
        </text:list-item>
        <text:list-item>
          <text:p text:style-name="P379">AK228083306BR</text:p>
        </text:list-item>
        <text:list-item>
          <text:p text:style-name="P380">AA191086488BR</text:p>
        </text:list-item>
        <text:list-item>
          <text:p text:style-name="P381">AA191218025BR</text:p>
        </text:list-item>
        <text:list-item>
          <text:p text:style-name="P382">AK227920847BR</text:p>
        </text:list-item>
        <text:list-item>
          <text:p text:style-name="P383">AA190436655BR</text:p>
        </text:list-item>
        <text:list-item>
          <text:p text:style-name="P384">AA191313635BR</text:p>
        </text:list-item>
        <text:list-item>
          <text:p text:style-name="P385">AK228671443BR</text:p>
        </text:list-item>
        <text:list-item>
          <text:p text:style-name="P386">AK227474929BR</text:p>
        </text:list-item>
        <text:list-item>
          <text:p text:style-name="P387">AK228297995BR</text:p>
        </text:list-item>
        <text:list-item>
          <text:p text:style-name="P388">AK228265895BR</text:p>
        </text:list-item>
        <text:list-item>
          <text:p text:style-name="P389">AK228146726BR</text:p>
        </text:list-item>
        <text:list-item>
          <text:p text:style-name="P390">AK228811106BR</text:p>
        </text:list-item>
        <text:list-item>
          <text:p text:style-name="P391">AK228386752BR</text:p>
        </text:list-item>
        <text:list-item>
          <text:p text:style-name="P392">AK228283109BR</text:p>
        </text:list-item>
        <text:list-item>
          <text:p text:style-name="P393">AK227477939BR</text:p>
        </text:list-item>
        <text:list-item>
          <text:p text:style-name="P394">AA191009251BR</text:p>
        </text:list-item>
        <text:list-item>
          <text:p text:style-name="P395">AK228140017BR</text:p>
        </text:list-item>
        <text:list-item>
          <text:p text:style-name="P396">AK227554803BR</text:p>
        </text:list-item>
        <text:list-item>
          <text:p text:style-name="P397">AK228557885BR</text:p>
        </text:list-item>
        <text:list-item>
          <text:p text:style-name="P398">AK228551556BR</text:p>
        </text:list-item>
        <text:list-item>
          <text:p text:style-name="P399">AA191597795BR</text:p>
        </text:list-item>
        <text:list-item>
          <text:p text:style-name="P400">AA190040476BR</text:p>
        </text:list-item>
        <text:list-item>
          <text:p text:style-name="P401">AA192775237BR</text:p>
        </text:list-item>
        <text:list-item>
          <text:p text:style-name="P402">AK229198251BR</text:p>
        </text:list-item>
        <text:list-item>
          <text:p text:style-name="P403">AA190747423BR</text:p>
        </text:list-item>
        <text:list-item>
          <text:p text:style-name="P404">AK229379829BR</text:p>
        </text:list-item>
        <text:list-item>
          <text:p text:style-name="P405">AK226987887BR</text:p>
        </text:list-item>
        <text:list-item>
          <text:p text:style-name="P406">AA190368142BR</text:p>
        </text:list-item>
        <text:list-item>
          <text:p text:style-name="P407">AK227807357BR</text:p>
        </text:list-item>
        <text:list-item>
          <text:p text:style-name="P408">AK227188441BR</text:p>
        </text:list-item>
        <text:list-item>
          <text:p text:style-name="P409">AK227503316BR</text:p>
        </text:list-item>
        <text:list-item>
          <text:p text:style-name="P410">AA190827930BR</text:p>
        </text:list-item>
        <text:list-item>
          <text:p text:style-name="P411">AK226853465BR</text:p>
        </text:list-item>
        <text:list-item>
          <text:p text:style-name="P412">AA191575407BR</text:p>
        </text:list-item>
        <text:list-item>
          <text:p text:style-name="P413">AA190974270BR</text:p>
        </text:list-item>
        <text:list-item>
          <text:p text:style-name="P414">AA189955741BR</text:p>
        </text:list-item>
        <text:list-item>
          <text:p text:style-name="P415">AK226801335BR</text:p>
        </text:list-item>
        <text:list-item>
          <text:p text:style-name="P416">AK228546785BR</text:p>
        </text:list-item>
        <text:list-item>
          <text:p text:style-name="P417">AK228864470BR</text:p>
        </text:list-item>
        <text:list-item>
          <text:p text:style-name="P418">AK228682137BR</text:p>
        </text:list-item>
        <text:list-item>
          <text:p text:style-name="P419">AK227786498BR</text:p>
        </text:list-item>
        <text:list-item>
          <text:p text:style-name="P420">AK228565113BR</text:p>
        </text:list-item>
        <text:list-item>
          <text:p text:style-name="P421">AK227477151BR</text:p>
        </text:list-item>
        <text:list-item>
          <text:p text:style-name="P422">AK228790777BR</text:p>
        </text:list-item>
        <text:list-item>
          <text:p text:style-name="P423">AA190839270BR</text:p>
        </text:list-item>
        <text:list-item>
          <text:p text:style-name="P424">AA192853711BR</text:p>
        </text:list-item>
        <text:list-item>
          <text:p text:style-name="P425">AK229975565BR</text:p>
        </text:list-item>
        <text:list-item>
          <text:p text:style-name="P426">AK227857954BR</text:p>
        </text:list-item>
        <text:list-item>
          <text:p text:style-name="P427">AK228166765BR</text:p>
        </text:list-item>
        <text:list-item>
          <text:p text:style-name="P428">AA190767533BR</text:p>
        </text:list-item>
        <text:list-item>
          <text:p text:style-name="P429">AK228801228BR</text:p>
        </text:list-item>
        <text:list-item>
          <text:p text:style-name="P430">AK229618285BR</text:p>
        </text:list-item>
        <text:list-item>
          <text:p text:style-name="P431">AK228462493BR</text:p>
        </text:list-item>
        <text:list-item>
          <text:p text:style-name="P432">AK228107016BR</text:p>
        </text:list-item>
        <text:list-item>
          <text:p text:style-name="P433">AK229755414BR</text:p>
        </text:list-item>
        <text:list-item>
          <text:p text:style-name="P434">AK227769526BR</text:p>
        </text:list-item>
        <text:list-item>
          <text:p text:style-name="P435">AA190566103BR</text:p>
        </text:list-item>
        <text:list-item>
          <text:p text:style-name="P436">AA189851392BR</text:p>
        </text:list-item>
        <text:list-item>
          <text:p text:style-name="P437">AA191786065BR</text:p>
        </text:list-item>
        <text:list-item>
          <text:p text:style-name="P438"><text:span text:style-name="T439">AA191307241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35 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8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8T20:44:00Z</meta:creation-date>
    <dc:date>2024-07-18T20:44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1" meta:paragraph-count="3" meta:word-count="295" meta:character-count="1887" meta:row-count="13" meta:non-whitespace-character-count="1595"/>
  </office:meta>
</office:document-meta>
</file>